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bold" style:font-name-asian="Segoe UI1" style:font-size-asian="28pt" style:font-weight-asian="bold" style:font-name-complex="Segoe UI1" style:font-size-complex="28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loext:graphic-properties draw:fill-color="#ffffff"/>
    </style:style>
    <style:style style:name="P7" style:family="paragraph">
      <style:paragraph-properties fo:margin-left="0.318cm" fo:margin-right="0cm" fo:margin-top="0cm" fo:margin-bottom="0cm" fo:text-indent="0cm" style:text-autospace="none"/>
    </style:style>
    <style:style style:name="P8" style:family="paragraph">
      <loext:graphic-properties draw:fill="none" draw:fill-color="#ffffff"/>
      <style:paragraph-properties fo:margin-left="0.318cm" fo:margin-right="0cm" fo:margin-top="0cm" fo:margin-bottom="0cm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9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10" style:family="paragraph">
      <loext:graphic-properties draw:fill="none" draw:fill-color="#ffffff"/>
      <style:paragraph-properties fo:margin-left="0.318cm" fo:margin-right="0cm" fo:margin-top="0cm" fo:margin-bottom="0cm" fo:text-indent="0cm" style:text-autospace="none"/>
      <style:text-properties fo:color="#000000" style:font-name="Segoe UI Semibold" fo:font-size="26pt" fo:text-shadow="none" fo:font-weight="normal" style:font-name-asian="Segoe UI1" style:font-size-asian="8.5pt" style:font-weight-asian="normal" style:font-name-complex="Segoe UI1" style:font-size-complex="8.5pt" style:font-weight-complex="normal"/>
    </style:style>
    <style:style style:name="P11" style:family="paragraph">
      <style:paragraph-properties fo:margin-left="0cm" fo:margin-right="0cm" fo:margin-top="0cm" fo:margin-bottom="0cm" fo:text-indent="0cm" style:text-autospace="none"/>
      <style:text-properties fo:text-shadow="none"/>
    </style:style>
    <style:style style:name="P12" style:family="paragraph">
      <loext:graphic-properties draw:fill="none" draw:fill-color="#ffffff"/>
      <style:paragraph-properties fo:margin-left="0.318cm" fo:margin-right="0cm" fo:margin-top="0cm" fo:margin-bottom="0cm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6" style:family="text">
      <style:text-properties fo:color="#000000" style:font-name="Segoe UI Semibold" fo:font-size="26pt" fo:font-style="italic" fo:text-shadow="none" style:font-name-asian="Segoe UI1" style:font-size-asian="26pt" style:font-style-asian="italic" style:font-name-complex="Segoe UI1" style:font-size-complex="26pt" style:font-style-complex="italic"/>
    </style:style>
    <style:style style:name="T7" style:family="text">
      <style:text-properties fo:color="#000000" style:text-position="33%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8" style:family="text">
      <style:text-properties fo:color="#000000" style:text-position="33% 58%" style:font-name="Segoe UI Semibold" fo:font-size="32pt" fo:text-shadow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9" style:family="text">
      <style:text-properties fo:color="#000000" style:font-name="Segoe UI Semibold" fo:font-size="32pt" fo:text-shadow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10" style:family="text">
      <style:text-properties fo:color="#000000" style:text-position="0% 100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1.016cm">
          <draw:text-box>
            <text:p text:style-name="P1"><text:span text:style-name="T1">Old Testament</text:span></text:p>
            <text:p text:style-name="P1"><text:span text:style-name="T2">Isaiah 40:1–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384cm" svg:height="7.766cm" svg:x="1.8cm" svg:y="0.927cm">
          <draw:text-box>
            <text:p text:style-name="P4"><text:span text:style-name="T3">1</text:span><text:span text:style-name="T4">Comfort, comfort my people, says your God. </text:span><text:span text:style-name="T3">2</text:span><text:span text:style-name="T4">Speak tenderly to Jerusalem, </text:span><text:span text:style-name="T5">and cry to her</text:span></text:p>
            <text:p text:style-name="P4"><text:span text:style-name="T5">that her warfare is ended, that her iniquity is pardoned, that she has received from the LORD’s hand double for all her sins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5" draw:layer="layout" svg:width="24.384cm" svg:height="7.766cm" svg:x="1.778cm" svg:y="0.87cm">
          <draw:text-box>
            <text:p text:style-name="P4"><text:span text:style-name="T3">3</text:span><text:span text:style-name="T4">A voice cries: </text:span><text:span text:style-name="T5">“In the wilderness prepare the way of the LORD; make straight in the desert a highway for our God. </text:span><text:span text:style-name="T7">4</text:span><text:span text:style-name="T5">Every valley shall be lifted up, and every mountain and hill be made low; the uneven ground shall become level,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8" draw:layer="layout" svg:width="24.638cm" svg:height="7.766cm" svg:x="1.826cm" svg:y="1.038cm">
          <draw:text-box>
            <text:p text:style-name="P7"><text:span text:style-name="T5">the uneven ground shall become level, and the rough places a plain. </text:span><text:span text:style-name="T7">5</text:span><text:span text:style-name="T5">And the glory of the LORD shall be revealed, and all flesh shall see it together, for the mouth of the LORD has spoken.”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9" draw:layer="layout" svg:width="25.654cm" svg:height="7.766cm" svg:x="1.27cm" svg:y="1.016cm">
          <draw:text-box>
            <text:p text:style-name="P4"><text:span text:style-name="T7">6</text:span><text:span text:style-name="T5">A voice says, “Cry!” And I said, “What shall I cry?” All flesh is grass, and all its beauty is like the flower of the field. </text:span><text:span text:style-name="T7">7</text:span><text:span text:style-name="T5">The grass withers, the flower fades when the breath of the LORD blows on it; surely the people are grass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10" draw:layer="layout" svg:width="25.023cm" svg:height="9.269cm" svg:x="1.393cm" svg:y="0.891cm">
          <draw:text-box>
            <text:p text:style-name="P7"><text:span text:style-name="T8">8</text:span><text:span text:style-name="T9">The grass withers, the flower fades, but the word of our God will stand forever. </text:span><text:span text:style-name="T8">9</text:span><text:span text:style-name="T9">Get you up to a high mountain, O Zion, herald of good news; lift up your voice with strength, O Jerusalem, herald of good news; lift it up, fear not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5" draw:layer="layout" svg:width="24.892cm" svg:height="6.263cm" svg:x="1.524cm" svg:y="0.849cm">
          <draw:text-box>
            <text:p text:style-name="P11"><text:span text:style-name="T10">say to the cities of Judah, “Behold your God!”</text:span><text:span text:style-name="T7"> </text:span></text:p>
            <text:p text:style-name="P11"><text:span text:style-name="T7">10</text:span><text:span text:style-name="T5">Behold, the Lord GOD comes with might, and his arm rules for him; behold, his reward is with him, and his recompense before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" draw:text-style-name="P12" draw:layer="layout" svg:width="25.146cm" svg:height="6.35cm" svg:x="1.27cm" svg:y="0.762cm">
          <draw:text-box>
            <text:p text:style-name="P4"><text:span text:style-name="T7">11</text:span><text:span text:style-name="T5">He will tend his flock like a shepherd; he will gather the lambs in his arms; he will carry them in his bosom, and gently lead those that are with you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12-04T11:23:14.386000000</meta:creation-date>
    <dc:date>2017-12-12T11:19:46.541000000</dc:date>
    <meta:editing-duration>PT15M54S</meta:editing-duration>
    <meta:editing-cycles>7</meta:editing-cycles>
    <meta:generator>LibreOffice/5.4.3.2$Windows_X86_64 LibreOffice_project/92a7159f7e4af62137622921e809f8546db437e5</meta:generator>
    <meta:document-statistic meta:object-count="45"/>
  </office:meta>
</office:document-meta>
</file>